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ebe0" officeooo:paragraph-rsid="000e7724" style:font-weight-asian="bold" style:font-weight-complex="bold"/>
    </style:style>
    <style:style style:name="P2" style:family="paragraph" style:parent-style-name="Standard">
      <style:text-properties fo:font-weight="bold" officeooo:rsid="0015c096" officeooo:paragraph-rsid="000e7724" style:font-weight-asian="bold" style:font-weight-complex="bold"/>
    </style:style>
    <style:style style:name="P3" style:family="paragraph" style:parent-style-name="Standard">
      <style:text-properties officeooo:rsid="000eebe0" officeooo:paragraph-rsid="000e7724"/>
    </style:style>
    <style:style style:name="P4" style:family="paragraph" style:parent-style-name="Standard">
      <style:text-properties officeooo:rsid="0015c096" officeooo:paragraph-rsid="000e7724"/>
    </style:style>
    <style:style style:name="P5" style:family="paragraph" style:parent-style-name="Standard">
      <style:text-properties officeooo:paragraph-rsid="000e7724"/>
    </style:style>
    <style:style style:name="T1" style:family="text">
      <style:text-properties officeooo:rsid="000eebe0"/>
    </style:style>
    <style:style style:name="T2" style:family="text">
      <style:text-properties officeooo:rsid="0015c09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e99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 : <text:span text:style-name="T4">10</text:span></text:p>
      <text:p text:style-name="P1">NAME : YADHU KRISHNAN P U</text:p>
      <text:p text:style-name="P1">CLASS : S7 CSE<text:line-break/>CLASS NO : 60</text:p>
      <text:p text:style-name="P1">DATE : <text:span text:style-name="T2">24</text:span>-09-2025</text:p>
      <text:p text:style-name="P1"/>
      <text:p text:style-name="P2">NFA <text:span text:style-name="T4">to DFA</text:span> </text:p>
      <text:p text:style-name="P5"/>
      <text:p text:style-name="P5"/>
      <text:p text:style-name="P5">// enfa_to_dfa.c</text:p>
      <text:p text:style-name="P5">#include &lt;stdio.h&gt;</text:p>
      <text:p text:style-name="P5">#include &lt;stdlib.h&gt;</text:p>
      <text:p text:style-name="P5">#include &lt;string.h&gt;</text:p>
      <text:p text:style-name="P5"/>
      <text:p text:style-name="P5">#define MAXN 50 <text:s text:c="5"/>// maximum NFA states (1..MAXN)</text:p>
      <text:p text:style-name="P5">#define MAXA 20 <text:s text:c="5"/>// maximum alphabet symbols (excluding epsilon)</text:p>
      <text:p text:style-name="P5">#define MAXDFA 1000 <text:s/>// maximum DFA states (subsets)</text:p>
      <text:p text:style-name="P5"><text:s/></text:p>
      <text:p text:style-name="P5">/* linked list node for NFA transitions */</text:p>
      <text:p text:style-name="P5">struct node {</text:p>
      <text:p text:style-name="P5"><text:s text:c="4"/>int st;</text:p>
      <text:p text:style-name="P5"><text:s text:c="4"/>struct node *link;</text:p>
      <text:p text:style-name="P5">};</text:p>
      <text:p text:style-name="P5"/>
      <text:p text:style-name="P5">/* DFA state as a set of NFA states (1..nostate) */</text:p>
      <text:p text:style-name="P5">struct DState {</text:p>
      <text:p text:style-name="P5"><text:s text:c="4"/>int has[MAXN+1]; // 0/1 membership</text:p>
      <text:p text:style-name="P5">};</text:p>
      <text:p text:style-name="P5"/>
      <text:p text:style-name="P5">struct node *transition[MAXN+1][MAXA+1]; // last column index noalpha -&gt; epsilon</text:p>
      <text:p text:style-name="P5"/>
      <text:p text:style-name="P5">/* globals */</text:p>
      <text:p text:style-name="P5">int nostate, noalpha, notransition, nofinal, start;</text:p>
      <text:p text:style-name="P5">char alphabet[MAXA+1]; <text:s text:c="11"/>// real symbols (no 'e' here)</text:p>
      <text:p text:style-name="P5">int finalstate[MAXN+1];</text:p>
      <text:p text:style-name="P5">int eclosure[MAXN+1][MAXN+1]; <text:s text:c="4"/>// eclosure[q] as list: eclosure[q][0] = count, then elems</text:p>
      <text:p text:style-name="P5">struct DState dfa[MAXDFA];</text:p>
      <text:p text:style-name="P5">int complete = -1; <text:s text:c="15"/>// last DFA index</text:p>
      <text:p text:style-name="P5">int usedDFA[MAXDFA]; <text:s text:c="13"/>// 0/1 used markers (for printing)</text:p>
      <text:p text:style-name="P5"><text:s/></text:p>
      <text:p text:style-name="P5">/* helper prototypes */</text:p>
      <text:p text:style-name="P5">void insert_transition(int r, char sym, int s);</text:p>
      <text:p text:style-name="P5">int find_alpha_index(char c); // returns 0..noalpha-1, or noalpha if 'e', or -1 if invalid</text:p>
      <text:p text:style-name="P5">void compute_eclosures(void);</text:p>
      <text:p text:style-name="P5">void add_to_eclosure(int q, int v);</text:p>
      <text:p text:style-name="P5">int insert_dfa_state(struct DState *st);</text:p>
      <text:p text:style-name="P5">int compare_dstate(struct DState *a, struct DState *b);</text:p>
      <text:p text:style-name="P5">void print_dstate(const struct DState *st);</text:p>
      <text:p text:style-name="P5">void find_and_print_final_dstates(void);</text:p>
      <text:p text:style-name="P5"><text:soft-page-break/></text:p>
      <text:p text:style-name="P5">int main(void)</text:p>
      <text:p text:style-name="P5">{</text:p>
      <text:p text:style-name="P5"><text:s text:c="4"/>int i,j,k,m,src,dest;</text:p>
      <text:p text:style-name="P5"><text:s text:c="4"/>char sym;</text:p>
      <text:p text:style-name="P5"><text:s text:c="4"/>struct DState startD={0}, tmp={0};</text:p>
      <text:p text:style-name="P5"><text:s text:c="4"/></text:p>
      <text:p text:style-name="P5"><text:s text:c="4"/>for(i=0;i&lt;=MAXN;i++) for(j=0;j&lt;=MAXA;j++) transition[i][j] = NULL;</text:p>
      <text:p text:style-name="P5"/>
      <text:p text:style-name="P5"><text:s text:c="4"/>printf("Enter the number of alphabets? (do NOT include 'e' for epsilon)\n");</text:p>
      <text:p text:style-name="P5"><text:s text:c="4"/>if(scanf("%d",&amp;noalpha)!=1) return 0;</text:p>
      <text:p text:style-name="P5"><text:s text:c="4"/>if(noalpha &lt; 0 || noalpha &gt; MAXA) { printf("bad alphabet count\n"); return 0; }</text:p>
      <text:p text:style-name="P5"><text:s text:c="4"/>getchar();</text:p>
      <text:p text:style-name="P5"><text:s text:c="4"/>printf("NOTE:- [ use letter 'e' as epsilon in transitions ]\n");</text:p>
      <text:p text:style-name="P5"><text:s text:c="4"/>printf("Enter alphabets (one per line):\n");</text:p>
      <text:p text:style-name="P5"><text:s text:c="4"/>for(i=0;i&lt;noalpha;i++){</text:p>
      <text:p text:style-name="P5"><text:s text:c="8"/>alphabet[i] = getchar();</text:p>
      <text:p text:style-name="P5"><text:s text:c="8"/>getchar(); // consume newline</text:p>
      <text:p text:style-name="P5"><text:s text:c="4"/>}</text:p>
      <text:p text:style-name="P5"/>
      <text:p text:style-name="P5"><text:s text:c="4"/>printf("Enter the number of states?\n");</text:p>
      <text:p text:style-name="P5"><text:s text:c="4"/>scanf("%d",&amp;nostate);</text:p>
      <text:p text:style-name="P5"><text:s text:c="4"/>if(nostate &lt; 1 || nostate &gt; MAXN) { printf("bad state count\n"); return 0; }</text:p>
      <text:p text:style-name="P5"/>
      <text:p text:style-name="P5"><text:s text:c="4"/>printf("Enter the start state?\n");</text:p>
      <text:p text:style-name="P5"><text:s text:c="4"/>scanf("%d",&amp;start);</text:p>
      <text:p text:style-name="P5"><text:s text:c="4"/>if(start &lt; 1 || start &gt; nostate) { printf("bad start state\n"); return 0; }</text:p>
      <text:p text:style-name="P5"/>
      <text:p text:style-name="P5"><text:s text:c="4"/>printf("Enter the number of final states?\n");</text:p>
      <text:p text:style-name="P5"><text:s text:c="4"/>scanf("%d",&amp;nofinal);</text:p>
      <text:p text:style-name="P5"><text:s text:c="4"/>printf("Enter the final states? (one per line)\n");</text:p>
      <text:p text:style-name="P5"><text:s text:c="4"/>for(i=0;i&lt;nofinal;i++){</text:p>
      <text:p text:style-name="P5"><text:s text:c="8"/>scanf("%d",&amp;finalstate[i]);</text:p>
      <text:p text:style-name="P5"><text:s text:c="4"/>}</text:p>
      <text:p text:style-name="P5"/>
      <text:p text:style-name="P5"><text:s text:c="4"/>printf("Enter number of transitions?\n");</text:p>
      <text:p text:style-name="P5"><text:s text:c="4"/>scanf("%d",&amp;notransition);</text:p>
      <text:p text:style-name="P5"><text:s text:c="4"/>printf("NOTE:- [Transition is in the form: source_symbol dest <text:s/>e.g. 1 a 2 or 1 e 2]\n");</text:p>
      <text:p text:style-name="P5"><text:s text:c="4"/>printf("Enter transitions (one per line):\n");</text:p>
      <text:p text:style-name="P5"><text:s text:c="4"/>for(i=0;i&lt;notransition;i++){</text:p>
      <text:p text:style-name="P5"><text:s text:c="8"/>// space before %c to skip whitespace/newline</text:p>
      <text:p text:style-name="P5"><text:s text:c="8"/>if(scanf("%d %c %d",&amp;src,&amp;sym,&amp;dest) != 3){</text:p>
      <text:p text:style-name="P5"><text:s text:c="12"/>printf("invalid transition input\n");</text:p>
      <text:p text:style-name="P5"><text:s text:c="12"/>return 0;</text:p>
      <text:p text:style-name="P5"><text:s text:c="8"/>}</text:p>
      <text:p text:style-name="P5"><text:s text:c="8"/>insert_transition(src, sym, dest);</text:p>
      <text:p text:style-name="P5"><text:s text:c="4"/>}</text:p>
      <text:p text:style-name="P5"/>
      <text:p text:style-name="P5"><text:s text:c="4"/>/* compute epsilon-closures */</text:p>
      <text:p text:style-name="P5"><text:soft-page-break/><text:s text:c="4"/>compute_eclosures();</text:p>
      <text:p text:style-name="P5"/>
      <text:p text:style-name="P5"><text:s text:c="4"/>/* initialize DFA table */</text:p>
      <text:p text:style-name="P5"><text:s text:c="4"/>for(i=0;i&lt;MAXDFA;i++){</text:p>
      <text:p text:style-name="P5"><text:s text:c="8"/>memset(dfa[i].has,0,sizeof(dfa[i].has));</text:p>
      <text:p text:style-name="P5"><text:s text:c="8"/>usedDFA[i]=0;</text:p>
      <text:p text:style-name="P5"><text:s text:c="4"/>}</text:p>
      <text:p text:style-name="P5"><text:s text:c="4"/>complete = -1;</text:p>
      <text:p text:style-name="P5"/>
      <text:p text:style-name="P5"><text:s text:c="4"/>/* Start DFA state is epsilon-closure of start */</text:p>
      <text:p text:style-name="P5"><text:s text:c="4"/>for(i=1;i&lt;=nostate;i++) startD.has[i]=0;</text:p>
      <text:p text:style-name="P5"><text:s text:c="4"/>for(i=1;i&lt;=eclosure[start][0];i++){</text:p>
      <text:p text:style-name="P5"><text:s text:c="8"/>int st = eclosure[start][i];</text:p>
      <text:p text:style-name="P5"><text:s text:c="8"/>startD.has[st] = 1;</text:p>
      <text:p text:style-name="P5"><text:s text:c="4"/>}</text:p>
      <text:p text:style-name="P5"><text:s text:c="4"/>insert_dfa_state(&amp;startD);</text:p>
      <text:p text:style-name="P5"/>
      <text:p text:style-name="P5"><text:s text:c="4"/>printf("\nEquivalent DFA.....\n");</text:p>
      <text:p text:style-name="P5"><text:s text:c="4"/>printf("Transitions of DFA:\n");</text:p>
      <text:p text:style-name="P5"/>
      <text:p text:style-name="P5"><text:s text:c="4"/>/* Subset construction */</text:p>
      <text:p text:style-name="P5"><text:s text:c="4"/>int idx = 0;</text:p>
      <text:p text:style-name="P5"><text:s text:c="4"/>while(idx &lt;= complete){</text:p>
      <text:p text:style-name="P5"><text:s text:c="8"/>struct DState cur = dfa[idx];</text:p>
      <text:p text:style-name="P5"><text:s text:c="8"/>/* for each actual input symbol (0..noalpha-1) */</text:p>
      <text:p text:style-name="P5"><text:s text:c="8"/>for(k=0;k&lt;noalpha;k++){</text:p>
      <text:p text:style-name="P5"><text:s text:c="12"/>/* compute union T = U for q in cur: delta(q, symbol k), then epsilon-closure of each dest */</text:p>
      <text:p text:style-name="P5"><text:s text:c="12"/>for(j=1;j&lt;=nostate;j++) tmp.has[j]=0;</text:p>
      <text:p text:style-name="P5"><text:s text:c="12"/>for(j=1;j&lt;=nostate;j++){</text:p>
      <text:p text:style-name="P5"><text:s text:c="16"/>if(cur.has[j]){</text:p>
      <text:p text:style-name="P5"><text:s text:c="20"/>struct node *p = transition[j][k]; // transitions on symbol k from state j</text:p>
      <text:p text:style-name="P5"><text:s text:c="20"/>while(p){</text:p>
      <text:p text:style-name="P5"><text:s text:c="24"/>/* include epsilon-closure of destination p-&gt;st */</text:p>
      <text:p text:style-name="P5"><text:s text:c="24"/>int destState = p-&gt;st;</text:p>
      <text:p text:style-name="P5"><text:s text:c="24"/>for(m=1;m&lt;=eclosure[destState][0];m++){</text:p>
      <text:p text:style-name="P5"><text:s text:c="28"/>int e = eclosure[destState][m];</text:p>
      <text:p text:style-name="P5"><text:s text:c="28"/>tmp.has[e] = 1;</text:p>
      <text:p text:style-name="P5"><text:s text:c="24"/>}</text:p>
      <text:p text:style-name="P5"><text:s text:c="24"/>p = p-&gt;link;</text:p>
      <text:p text:style-name="P5"><text:s text:c="20"/>}</text:p>
      <text:p text:style-name="P5"><text:s text:c="16"/>}</text:p>
      <text:p text:style-name="P5"><text:s text:c="12"/>}</text:p>
      <text:p text:style-name="P5"><text:s text:c="12"/>/* Ensure tmp gets included as DFA state even if empty set (dead state) */</text:p>
      <text:p text:style-name="P5"><text:s text:c="12"/>int inserted = insert_dfa_state(&amp;tmp);</text:p>
      <text:p text:style-name="P5"><text:s text:c="12"/>/* print transition */</text:p>
      <text:p text:style-name="P5"><text:s text:c="12"/>print_dstate(&amp;cur);</text:p>
      <text:p text:style-name="P5"><text:s text:c="12"/>printf("%c\t", alphabet[k]);</text:p>
      <text:p text:style-name="P5"><text:s text:c="12"/>print_dstate(&amp;tmp);</text:p>
      <text:p text:style-name="P5"><text:s text:c="12"/>printf("\n");</text:p>
      <text:p text:style-name="P5"><text:soft-page-break/><text:s text:c="8"/>}</text:p>
      <text:p text:style-name="P5"><text:s text:c="8"/>idx++;</text:p>
      <text:p text:style-name="P5"><text:s text:c="4"/>}</text:p>
      <text:p text:style-name="P5"/>
      <text:p text:style-name="P5"><text:s text:c="4"/>/* Print DFA states */</text:p>
      <text:p text:style-name="P5"><text:s text:c="4"/>printf("\nStates of DFA:\n");</text:p>
      <text:p text:style-name="P5"><text:s text:c="4"/>for(i=0;i&lt;=complete;i++){</text:p>
      <text:p text:style-name="P5"><text:s text:c="8"/>print_dstate(&amp;dfa[i]);</text:p>
      <text:p text:style-name="P5"><text:s text:c="4"/>}</text:p>
      <text:p text:style-name="P5"/>
      <text:p text:style-name="P5"><text:s text:c="4"/>printf("\nAlphabets:\n");</text:p>
      <text:p text:style-name="P5"><text:s text:c="4"/>for(i=0;i&lt;noalpha;i++) printf("%c\t", alphabet[i]);</text:p>
      <text:p text:style-name="P5"><text:s text:c="4"/>printf("\nStart State:\n");</text:p>
      <text:p text:style-name="P5"><text:s text:c="4"/>print_dstate(&amp;dfa[0]); // start index 0</text:p>
      <text:p text:style-name="P5"><text:s text:c="4"/>printf("\n\nFinal states:\n");</text:p>
      <text:p text:style-name="P5"><text:s text:c="4"/>find_and_print_final_dstates();</text:p>
      <text:p text:style-name="P5"/>
      <text:p text:style-name="P5"><text:s text:c="4"/>return 0;</text:p>
      <text:p text:style-name="P5">}</text:p>
      <text:p text:style-name="P5"/>
      <text:p text:style-name="P5">/* Insert NFA transition into transition[src][sym_index] */</text:p>
      <text:p text:style-name="P5">/* sym 'e' -&gt; epsilon (stored at index noalpha), else find symbol index */</text:p>
      <text:p text:style-name="P5">void insert_transition(int r, char sym, int s)</text:p>
      <text:p text:style-name="P5">{</text:p>
      <text:p text:style-name="P5"><text:s text:c="4"/>if(r &lt; 1 || r &gt; nostate || s &lt; 1 || s &gt; nostate){</text:p>
      <text:p text:style-name="P5"><text:s text:c="8"/>printf("error: bad state in transition\n");</text:p>
      <text:p text:style-name="P5"><text:s text:c="8"/>exit(0);</text:p>
      <text:p text:style-name="P5"><text:s text:c="4"/>}</text:p>
      <text:p text:style-name="P5"><text:s text:c="4"/>int idx = find_alpha_index(sym);</text:p>
      <text:p text:style-name="P5"><text:s text:c="4"/>if(idx == -1){</text:p>
      <text:p text:style-name="P5"><text:s text:c="8"/>printf("error: symbol %c not in alphabet and not 'e'\n", sym);</text:p>
      <text:p text:style-name="P5"><text:s text:c="8"/>exit(0);</text:p>
      <text:p text:style-name="P5"><text:s text:c="4"/>}</text:p>
      <text:p text:style-name="P5"><text:s text:c="4"/>struct node *tmp = (struct node *) malloc(sizeof(struct node));</text:p>
      <text:p text:style-name="P5"><text:s text:c="4"/>tmp-&gt;st = s;</text:p>
      <text:p text:style-name="P5"><text:s text:c="4"/>tmp-&gt;link = transition[r][idx];</text:p>
      <text:p text:style-name="P5"><text:s text:c="4"/>transition[r][idx] = tmp;</text:p>
      <text:p text:style-name="P5">}</text:p>
      <text:p text:style-name="P5"/>
      <text:p text:style-name="P5">/* return index in transition table:</text:p>
      <text:p text:style-name="P5"><text:s text:c="3"/>0..noalpha-1 -&gt; real symbols</text:p>
      <text:p text:style-name="P5"><text:s text:c="3"/>noalpha -&gt; epsilon</text:p>
      <text:p text:style-name="P5"><text:s text:c="3"/>-1 -&gt; invalid symbol</text:p>
      <text:p text:style-name="P5">*/</text:p>
      <text:p text:style-name="P5">int find_alpha_index(char c)</text:p>
      <text:p text:style-name="P5">{</text:p>
      <text:p text:style-name="P5"><text:s text:c="4"/>if(c == 'e') return noalpha; // epsilon slot</text:p>
      <text:p text:style-name="P5"><text:s text:c="4"/>for(int i=0;i&lt;noalpha;i++) if(alphabet[i] == c) return i;</text:p>
      <text:p text:style-name="P5"><text:s text:c="4"/>return -1;</text:p>
      <text:p text:style-name="P5"><text:soft-page-break/>}</text:p>
      <text:p text:style-name="P5"/>
      <text:p text:style-name="P5">/* Compute epsilon closures for all states using DFS/stack */</text:p>
      <text:p text:style-name="P5">void compute_eclosures(void)</text:p>
      <text:p text:style-name="P5">{</text:p>
      <text:p text:style-name="P5"><text:s text:c="4"/>int i;</text:p>
      <text:p text:style-name="P5"><text:s text:c="4"/>for(i=1;i&lt;=nostate;i++){</text:p>
      <text:p text:style-name="P5"><text:s text:c="8"/>int visited[MAXN+1] = {0};</text:p>
      <text:p text:style-name="P5"><text:s text:c="8"/>int stack[MAXN+1], top = -1;</text:p>
      <text:p text:style-name="P5"><text:s text:c="8"/>eclosure[i][0] = 0;</text:p>
      <text:p text:style-name="P5"><text:s text:c="8"/>/* push i */</text:p>
      <text:p text:style-name="P5"><text:s text:c="8"/>visited[i] = 1;</text:p>
      <text:p text:style-name="P5"><text:s text:c="8"/>eclosure[i][++eclosure[i][0]] = i;</text:p>
      <text:p text:style-name="P5"><text:s text:c="8"/>stack[++top] = i;</text:p>
      <text:p text:style-name="P5"/>
      <text:p text:style-name="P5"><text:s text:c="8"/>while(top &gt;= 0){</text:p>
      <text:p text:style-name="P5"><text:s text:c="12"/>int v = stack[top--];</text:p>
      <text:p text:style-name="P5"><text:s text:c="12"/>struct node *p = transition[v][noalpha]; // epsilon transitions stored at noalpha</text:p>
      <text:p text:style-name="P5"><text:s text:c="12"/>while(p){</text:p>
      <text:p text:style-name="P5"><text:s text:c="16"/>if(!visited[p-&gt;st]){</text:p>
      <text:p text:style-name="P5"><text:s text:c="20"/>visited[p-&gt;st] = 1;</text:p>
      <text:p text:style-name="P5"><text:s text:c="20"/>eclosure[i][++eclosure[i][0]] = p-&gt;st;</text:p>
      <text:p text:style-name="P5"><text:s text:c="20"/>stack[++top] = p-&gt;st;</text:p>
      <text:p text:style-name="P5"><text:s text:c="16"/>}</text:p>
      <text:p text:style-name="P5"><text:s text:c="16"/>p = p-&gt;link;</text:p>
      <text:p text:style-name="P5"><text:s text:c="12"/>}</text:p>
      <text:p text:style-name="P5"><text:s text:c="8"/>}</text:p>
      <text:p text:style-name="P5"><text:s text:c="4"/>}</text:p>
      <text:p text:style-name="P5">}</text:p>
      <text:p text:style-name="P5"/>
      <text:p text:style-name="P5">/* Insert DFA state if new, return 1 if inserted or 0 if already existed.</text:p>
      <text:p text:style-name="P5"><text:s text:c="3"/>Note: an empty set (all zeros) is a valid DFA state (dead state)</text:p>
      <text:p text:style-name="P5">*/</text:p>
      <text:p text:style-name="P5">int insert_dfa_state(struct DState *st)</text:p>
      <text:p text:style-name="P5">{</text:p>
      <text:p text:style-name="P5"><text:s text:c="4"/>int i;</text:p>
      <text:p text:style-name="P5"><text:s text:c="4"/>for(i=0;i&lt;=complete;i++){</text:p>
      <text:p text:style-name="P5"><text:s text:c="8"/>if(compare_dstate(&amp;dfa[i], st)) return 0;</text:p>
      <text:p text:style-name="P5"><text:s text:c="4"/>}</text:p>
      <text:p text:style-name="P5"><text:s text:c="4"/>if(complete+1 &gt;= MAXDFA){</text:p>
      <text:p text:style-name="P5"><text:s text:c="8"/>printf("Exceeded max DFA states\n");</text:p>
      <text:p text:style-name="P5"><text:s text:c="8"/>exit(1);</text:p>
      <text:p text:style-name="P5"><text:s text:c="4"/>}</text:p>
      <text:p text:style-name="P5"><text:s text:c="4"/>complete++;</text:p>
      <text:p text:style-name="P5"><text:s text:c="4"/>for(i=1;i&lt;=nostate;i++) dfa[complete].has[i] = st-&gt;has[i];</text:p>
      <text:p text:style-name="P5"><text:s text:c="4"/>usedDFA[complete]=1;csnn28@CSNN28:~/YCSE/yadhu/10$ ./a.out</text:p>
      <text:p text:style-name="P5"><text:s text:c="4"/>return 1;</text:p>
      <text:p text:style-name="P5">}</text:p>
      <text:p text:style-name="P5"/>
      <text:p text:style-name="P5"><text:soft-page-break/>/* Compare two DFA sets */</text:p>
      <text:p text:style-name="P5">int compare_dstate(struct DState *a, struct DState *b)</text:p>
      <text:p text:style-name="P5">{</text:p>
      <text:p text:style-name="P5"><text:s text:c="4"/>for(int i=1;i&lt;=nostate;i++) if(a-&gt;has[i] != b-&gt;has[i]) return 0;</text:p>
      <text:p text:style-name="P5"><text:s text:c="4"/>return 1;</text:p>
      <text:p text:style-name="P5">}</text:p>
      <text:p text:style-name="P5"/>
      <text:p text:style-name="P5">/* Print DFA state as {q1,q2,...} or { } for empty */</text:p>
      <text:p text:style-name="P5">void print_dstate(const struct DState *st)</text:p>
      <text:p text:style-name="P5">{</text:p>
      <text:p text:style-name="P5"><text:s text:c="4"/>int first = 1;</text:p>
      <text:p text:style-name="P5"><text:s text:c="4"/>printf("{");</text:p>
      <text:p text:style-name="P5"><text:s text:c="4"/>for(int i=1;i&lt;=nostate;i++){</text:p>
      <text:p text:style-name="P5"><text:s text:c="8"/>if(st-&gt;has[i]){</text:p>
      <text:p text:style-name="P5"><text:s text:c="12"/>if(!first) printf(",");</text:p>
      <text:p text:style-name="P5"><text:s text:c="12"/>printf("q%d", i);</text:p>
      <text:p text:style-name="P5"><text:s text:c="12"/>first = 0;</text:p>
      <text:p text:style-name="P5"><text:s text:c="8"/>}</text:p>
      <text:p text:style-name="P5"><text:s text:c="4"/>}</text:p>
      <text:p text:style-name="P5"><text:s text:c="4"/>if(first) printf(" "); // show empty set visibly</text:p>
      <text:p text:style-name="P5"><text:s text:c="4"/>printf("}\t");</text:p>
      <text:p text:style-name="P5">}</text:p>
      <text:p text:style-name="P5"/>
      <text:p text:style-name="P5">/* Determine and print DFA final states (those which include any NFA final) */</text:p>
      <text:p text:style-name="P5">void find_and_print_final_dstates(void)</text:p>
      <text:p text:style-name="P5">{</text:p>
      <text:p text:style-name="P5"><text:s text:c="4"/>int i, j, k;</text:p>
      <text:p text:style-name="P5"><text:s text:c="4"/>for(i=0;i&lt;=complete;i++){</text:p>
      <text:p text:style-name="P5"><text:s text:c="8"/>int isFinal = 0;</text:p>
      <text:p text:style-name="P5"><text:s text:c="8"/>for(j=1;j&lt;=nostate &amp;&amp; !isFinal;j++){</text:p>
      <text:p text:style-name="P5"><text:s text:c="12"/>if(dfa[i].has[j]){</text:p>
      <text:p text:style-name="P5"><text:s text:c="16"/>for(k=0;k&lt;nofinal;k++){</text:p>
      <text:p text:style-name="P5"><text:s text:c="20"/>if(finalstate[k] == j){</text:p>
      <text:p text:style-name="P5"><text:s text:c="24"/>isFinal = 1;</text:p>
      <text:p text:style-name="P5"><text:s text:c="24"/>break;</text:p>
      <text:p text:style-name="P5"><text:s text:c="20"/>}</text:p>
      <text:p text:style-name="P5"><text:s text:c="16"/>}</text:p>
      <text:p text:style-name="P5"><text:s text:c="12"/>}</text:p>
      <text:p text:style-name="P5"><text:s text:c="8"/>}</text:p>
      <text:p text:style-name="P5"><text:s text:c="8"/>if(isFinal){</text:p>
      <text:p text:style-name="P5"><text:s text:c="12"/>print_dstate(&amp;dfa[i]);</text:p>
      <text:p text:style-name="P5"><text:s text:c="12"/>printf("\n");</text:p>
      <text:p text:style-name="P5"><text:s text:c="8"/>}</text:p>
      <text:p text:style-name="P5"><text:s text:c="4"/>}</text:p>
      <text:p text:style-name="P5">}</text:p>
      <text:p text:style-name="P5"/>
      <text:p text:style-name="P5"/>
      <text:p text:style-name="P5">output :</text:p>
      <text:p text:style-name="P5">csnn28@CSNN28:~/YCSE/yadhu/10$ ./a.outcsnn28@CSNN28:~/YCSE/yadhu/10$ ./a.out</text:p>
      <text:p text:style-name="P5"><text:soft-page-break/>Enter the number of alphabets? (do NOT include 'e' for epsilon)</text:p>
      <text:p text:style-name="P5">2</text:p>
      <text:p text:style-name="P5">NOTE:- [ use letter 'e' as epsilon in transitions ]</text:p>
      <text:p text:style-name="P5">Enter alphabets (one per line):</text:p>
      <text:p text:style-name="P5">a</text:p>
      <text:p text:style-name="P5">b</text:p>
      <text:p text:style-name="P5">Enter the number of states?</text:p>
      <text:p text:style-name="P5">11</text:p>
      <text:p text:style-name="P5">Enter the start state?</text:p>
      <text:p text:style-name="P5">1</text:p>
      <text:p text:style-name="P5">Enter the number of final states?</text:p>
      <text:p text:style-name="P5">1</text:p>
      <text:p text:style-name="P5">Enter the final states? (one per line)</text:p>
      <text:p text:style-name="P5">11</text:p>
      <text:p text:style-name="P5">Enter number of transitions?</text:p>
      <text:p text:style-name="P5">13</text:p>
      <text:p text:style-name="P5">NOTE:- [Transition is in the form: source_symbol dest <text:s/>e.g. 1 a 2 or 1 e 2]</text:p>
      <text:p text:style-name="P5">Enter transitions (one per line):</text:p>
      <text:p text:style-name="P5">1 e 2</text:p>
      <text:p text:style-name="P5">1 e 8</text:p>
      <text:p text:style-name="P5">2 e 3</text:p>
      <text:p text:style-name="P5">2 e 4</text:p>
      <text:p text:style-name="P5">4 b 6</text:p>
      <text:p text:style-name="P5">3 a 5</text:p>
      <text:p text:style-name="P5">5 e 7</text:p>
      <text:p text:style-name="P5">6 e 7</text:p>
      <text:p text:style-name="P5">7 e 8</text:p>
      <text:p text:style-name="P5">8 a 9</text:p>
      <text:p text:style-name="P5">9 b 10</text:p>
      <text:p text:style-name="P5">10 b 11</text:p>
      <text:p text:style-name="P5">7 e 2</text:p>
      <text:p text:style-name="P5"/>
      <text:p text:style-name="P5">Equivalent DFA.....</text:p>
      <text:p text:style-name="P5">Transitions of DFA:</text:p>
      <text:p text:style-name="P5">{q1,q2,q3,q4,q8}<text:tab/>a<text:tab/>{q2,q3,q4,q5,q7,q8,q9}<text:tab/></text:p>
      <text:p text:style-name="P5">{q1,q2,q3,q4,q8}<text:tab/>b<text:tab/>{q2,q3,q4,q6,q7,q8}<text:tab/></text:p>
      <text:p text:style-name="P5">{q2,q3,q4,q5,q7,q8,q9}<text:tab/>a<text:tab/>{q2,q3,q4,q5,q7,q8,q9}<text:tab/></text:p>
      <text:p text:style-name="P5">{q2,q3,q4,q5,q7,q8,q9}<text:tab/>b<text:tab/>{q2,q3,q4,q6,q7,q8,q10}<text:tab/></text:p>
      <text:p text:style-name="P5">{q2,q3,q4,q6,q7,q8}<text:tab/>a<text:tab/>{q2,q3,q4,q5,q7,q8,q9}<text:tab/></text:p>
      <text:p text:style-name="P5">{q2,q3,q4,q6,q7,q8}<text:tab/>b<text:tab/>{q2,q3,q4,q6,q7,q8}<text:tab/></text:p>
      <text:p text:style-name="P5">{q2,q3,q4,q6,q7,q8,q10}<text:tab/>a<text:tab/>{q2,q3,q4,q5,q7,q8,q9}<text:tab/></text:p>
      <text:p text:style-name="P5">{q2,q3,q4,q6,q7,q8,q10}<text:tab/>b<text:tab/>{q2,q3,q4,q6,q7,q8,q11}<text:tab/></text:p>
      <text:p text:style-name="P5">{q2,q3,q4,q6,q7,q8,q11}<text:tab/>a<text:tab/>{q2,q3,q4,q5,q7,q8,q9}<text:tab/></text:p>
      <text:p text:style-name="P5">{q2,q3,q4,q6,q7,q8,q11}<text:tab/>b<text:tab/>{q2,q3,q4,q6,q7,q8}<text:tab/></text:p>
      <text:p text:style-name="P5"/>
      <text:p text:style-name="P5">States of DFA:</text:p>
      <text:p text:style-name="P5">{q1,q2,q3,q4,q8}<text:tab/>{q2,q3,q4,q5,q7,q8,q9}<text:tab/>{q2,q3,q4,q6,q7,q8}<text:tab/>{q2,q3,q4,q6,q7,q8,q10}<text:tab/>{q2,q3,q4,q6,q7,q8,q11}<text:tab/></text:p>
      <text:p text:style-name="P5">Alphabets:</text:p>
      <text:p text:style-name="P5"><text:soft-page-break/>a<text:tab/>b<text:tab/></text:p>
      <text:p text:style-name="P5">Start State:</text:p>
      <text:p text:style-name="P5">{q1,q2,q3,q4,q8}<text:tab/></text:p>
      <text:p text:style-name="P5"/>
      <text:p text:style-name="P5">Final states:</text:p>
      <text:p text:style-name="P5">{q2,q3,q4,q6,q7,q8,q11}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4:46:15.469894293</meta:creation-date>
    <dc:date>2025-09-24T16:00:26.156920687</dc:date>
    <meta:editing-duration>PT6M20S</meta:editing-duration>
    <meta:editing-cycles>2</meta:editing-cycles>
    <meta:generator>LibreOffice/7.3.7.2$Linux_X86_64 LibreOffice_project/30$Build-2</meta:generator>
    <meta:print-date>2025-09-24T15:53:09.386370507</meta:print-date>
    <meta:document-statistic meta:table-count="0" meta:image-count="0" meta:object-count="0" meta:page-count="8" meta:paragraph-count="313" meta:word-count="1130" meta:character-count="9601" meta:non-whitespace-character-count="7209"/>
  </office:meta>
</office:document-meta>
</file>